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45in"/>
    </style:style>
    <style:style style:name="co2" style:family="table-column">
      <style:table-column-properties fo:break-before="auto" style:column-width="2.0661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638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/>
          <table:table-cell table:style-name="ce1" office:value-type="string" table:number-columns-spanned="7" table:number-rows-spanned="1">
            <text:p>Day of the Week</text:p>
          </table:table-cell>
          <table:covered-table-cell table:number-columns-repeated="6" table:style-name="ce3"/>
          <table:table-cell/>
          <table:table-cell table:style-name="ce1" office:value-type="string" table:number-columns-spanned="2" table:number-rows-spanned="1">
            <text:p>Legend</text:p>
          </table:table-cell>
          <table:covered-table-cell table:style-name="ce5"/>
          <table:table-cell table:number-columns-repeated="1013"/>
        </table:table-row>
        <table:table-row table:style-name="ro2">
          <table:table-cell/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/>
          <table:table-cell table:style-name="ce4" office:value-type="string" table:number-columns-spanned="2" table:number-rows-spanned="1">
            <text:p>MN = Midnight</text:p>
          </table:table-cell>
          <table:covered-table-cell table:style-name="ce5"/>
          <table:table-cell table:number-columns-repeated="1013"/>
        </table:table-row>
        <table:table-row table:style-name="ro3">
          <table:table-cell office:value-type="string">
            <text:p>Thamer Al-Husain</text:p>
          </table:table-cell>
          <table:table-cell office:value-type="string">
            <text:p>10am-MN</text:p>
          </table:table-cell>
          <table:table-cell office:value-type="string">
            <text:p>2pm-MN</text:p>
          </table:table-cell>
          <table:table-cell office:value-type="string">
            <text:p>10am-MN</text:p>
          </table:table-cell>
          <table:table-cell office:value-type="string">
            <text:p>2pm-MN</text:p>
          </table:table-cell>
          <table:table-cell office:value-type="string">
            <text:p>10am-10pm</text:p>
          </table:table-cell>
          <table:table-cell office:value-type="string">
            <text:p>6pm-10pm</text:p>
          </table:table-cell>
          <table:table-cell office:value-type="string">
            <text:p>6pm-MN</text:p>
          </table:table-cell>
          <table:table-cell table:number-columns-repeated="1016"/>
        </table:table-row>
        <table:table-row table:style-name="ro3">
          <table:table-cell office:value-type="string">
            <text:p>Joshua Aguirre</text:p>
          </table:table-cell>
          <table:table-cell table:number-columns-repeated="1023"/>
        </table:table-row>
        <table:table-row table:style-name="ro3">
          <table:table-cell office:value-type="string">
            <text:p>Zachary Hickerson</text:p>
          </table:table-cell>
          <table:table-cell table:number-columns-repeated="1023"/>
        </table:table-row>
        <table:table-row table:style-name="ro3">
          <table:table-cell office:value-type="string">
            <text:p>Juan Gonzalez</text:p>
          </table:table-cell>
          <table:table-cell table:number-columns-repeated="1023"/>
        </table:table-row>
        <table:table-row table:style-name="ro3">
          <table:table-cell office:value-type="string">
            <text:p>Tyler Brooke</text:p>
          </table:table-cell>
          <table:table-cell table:number-columns-repeated="1023"/>
        </table:table-row>
        <table:table-row table:style-name="ro3">
          <table:table-cell office:value-type="string">
            <text:p>James Morse</text:p>
          </table:table-cell>
          <table:table-cell office:value-type="string">
            <text:p>9am-12:50am AND 2pm-MN</text:p>
          </table:table-cell>
          <table:table-cell office:value-type="string">
            <text:p>1pm-MN</text:p>
          </table:table-cell>
          <table:table-cell office:value-type="string">
            <text:p>9am-12:50am AND 2pm-MN</text:p>
          </table:table-cell>
          <table:table-cell office:value-type="string">
            <text:p>1pm-MN</text:p>
          </table:table-cell>
          <table:table-cell office:value-type="string">
            <text:p>9am-12:50am AND 2pm-MN</text:p>
          </table:table-cell>
          <table:table-cell table:number-columns-repeated="2" office:value-type="string">
            <text:p>8am-MN</text:p>
          </table:table-cell>
          <table:table-cell table:number-columns-repeated="1016"/>
        </table:table-row>
        <table:table-row table:style-name="ro3">
          <table:table-cell office:value-type="string">
            <text:p>Samuel Liska</text:p>
          </table:table-cell>
          <table:table-cell table:number-columns-repeated="1023"/>
        </table:table-row>
        <table:table-row table:style-name="ro3">
          <table:table-cell office:value-type="string">
            <text:p>Adam Furbee</text:p>
          </table:table-cell>
          <table:table-cell table:number-columns-repeated="5" office:value-type="string">
            <text:p>5pm-MN</text:p>
          </table:table-cell>
          <table:table-cell table:number-columns-repeated="2" office:value-type="string">
            <text:p>8am-MN</text:p>
          </table:table-cell>
          <table:table-cell table:number-columns-repeated="1016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2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2:30:45</dc:date>
    <meta:document-statistic meta:table-count="3" meta:cell-count="39" meta:object-count="0"/>
    <meta:generator>OpenOffice.org/3.4$Unix OpenOffice.org_project/340m1$Build-9590</meta:generator>
  </office:meta>
</office:document-meta>
</file>